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officeooo:rsid="001f449a" officeooo:paragraph-rsid="001f449a" style:font-size-asian="48pt" style:font-weight-asian="bold" style:font-size-complex="48pt" style:font-weight-complex="bold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</text:span>ATTENZIONE <text:span text:style-name="T1"></text:span></text:p>
      <text:p text:style-name="P1">SCEGLIERE IL TAVOLO <text:span text:style-name="T2">PRIMA</text:span> DI FARE L'ORDINE IN CAS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8:05:03.774000000</meta:creation-date>
    <dc:date>2016-06-05T18:19:25.527000000</dc:date>
    <meta:editing-duration>PT14M32S</meta:editing-duration>
    <meta:editing-cycles>2</meta:editing-cycles>
    <meta:generator>LibreOffice/5.0.6.3$Windows_X86_64 LibreOffice_project/490fc03b25318460cfc54456516ea2519c11d1aa</meta:generator>
    <meta:print-date>2016-06-05T18:14:15.617000000</meta:print-date>
    <meta:document-statistic meta:table-count="0" meta:image-count="0" meta:object-count="0" meta:page-count="1" meta:paragraph-count="2" meta:word-count="12" meta:character-count="64" meta:non-whitespace-character-count="55"/>
  </office:meta>
</office:document-meta>
</file>